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top="0.0694in" fo:margin-bottom="0.0694in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en" style:country-asian="AU"/>
    </style:style>
    <style:style style:name="P2" style:parent-style-name="Normal" style:family="paragraph">
      <style:paragraph-properties fo:text-align="justify" fo:margin-top="0.0694in" fo:margin-bottom="0.0694in" fo:line-height="150%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T4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en" style:country-asian="AU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T6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en" style:country-asian="AU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T8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en" style:country-asian="AU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T10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en" style:country-asian="AU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T12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en" style:country-asian="AU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P14" style:parent-style-name="Normal" style:family="paragraph">
      <style:paragraph-properties fo:text-align="justify" fo:margin-top="0.0694in" fo:margin-bottom="0.0694in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AU"/>
    </style:style>
    <style:style style:name="P15" style:parent-style-name="Normal" style:family="paragraph">
      <style:paragraph-properties fo:text-align="justify" fo:margin-top="0.0694in" fo:margin-bottom="0.0694in" fo:line-height="150%"/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P16" style:parent-style-name="Normal" style:family="paragraph">
      <style:paragraph-properties fo:text-align="justify" fo:margin-top="0.0694in" fo:margin-bottom="0.0694in" fo:line-height="150%"/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P17" style:parent-style-name="Normal" style:family="paragraph">
      <style:paragraph-properties fo:text-align="justify" fo:margin-top="0.0694in" fo:margin-bottom="0.0694in" fo:line-height="150%"/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P18" style:parent-style-name="Normal" style:family="paragraph">
      <style:paragraph-properties fo:text-align="justify" fo:margin-top="0.0694in" fo:margin-bottom="0.0694in" fo:line-height="150%"/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P19" style:parent-style-name="Normal" style:family="paragraph">
      <style:paragraph-properties fo:text-align="justify" fo:margin-top="0.0694in" fo:margin-bottom="0.0694in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AU"/>
    </style:style>
    <style:style style:name="P20" style:parent-style-name="Normal" style:family="paragraph">
      <style:paragraph-properties fo:text-align="justify" fo:margin-top="0.0694in" fo:margin-bottom="0.0694in" fo:line-height="150%"/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P21" style:parent-style-name="Normal" style:family="paragraph">
      <style:paragraph-properties fo:text-align="justify" fo:margin-top="0.0694in" fo:margin-bottom="0.0694in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AU"/>
    </style:style>
    <style:style style:name="P22" style:parent-style-name="Normal" style:family="paragraph">
      <style:paragraph-properties fo:text-align="justify" fo:margin-top="0.0694in" fo:margin-bottom="0.0694in" fo:line-height="150%"/>
      <style:text-properties style:font-name="Times New Roman" style:font-name-asian="Times New Roman" style:font-name-complex="Times New Roman" fo:font-size="12pt" style:font-size-asian="12pt" style:font-size-complex="12pt" style:language-asian="en" style:country-asian="AU"/>
    </style:style>
    <style:style style:name="P23" style:parent-style-name="Normal" style:family="paragraph">
      <style:paragraph-properties fo:text-align="justify" fo:line-height="150%"/>
      <style:text-properties fo:font-size="12pt" style:font-size-asian="12pt" style:font-size-complex="12pt"/>
    </style:style>
  </office:automatic-styles>
  <office:body>
    <office:text text:use-soft-page-breaks="true">
      <text:p text:style-name="P1">AI-Based Fake Product Review Detection</text:p>
      <text:p text:style-name="P2"><text:span text:style-name="T3">A lightweight project to detect<text:s/></text:span><text:span text:style-name="T4">fake vs. genuine</text:span><text:span text:style-name="T5"><text:s/>product reviews using<text:s/></text:span><text:span text:style-name="T6">NLP</text:span><text:span text:style-name="T7">,<text:s/></text:span><text:span text:style-name="T8">Machine Learning</text:span><text:span text:style-name="T9">,<text:s/></text:span><text:span text:style-name="T10">Streamlit</text:span><text:span text:style-name="T11">, and a<text:s/></text:span><text:span text:style-name="T12">Chrome Extension</text:span><text:span text:style-name="T13"><text:s/>for real-time review checking on e-commerce sites.</text:span></text:p>
      <text:p text:style-name="P14">Features</text:p>
      <text:list text:style-name="LFO1" text:continue-numbering="true">
        <text:list-item>
          <text:p text:style-name="P15">NLP preprocessing and ML classification</text:p>
        </text:list-item>
        <text:list-item>
          <text:p text:style-name="P16">Streamlit web app for manual review checking</text:p>
        </text:list-item>
        <text:list-item>
          <text:p text:style-name="P17">Chrome extension for real-time detection</text:p>
        </text:list-item>
        <text:list-item>
          <text:p text:style-name="P18">API backend for predictions</text:p>
        </text:list-item>
      </text:list>
      <text:p text:style-name="P19">Tech Stack</text:p>
      <text:p text:style-name="P20">Python · NLP · Scikit-Learn · Streamlit · FastAPI/Flask · Chrome Extension</text:p>
      <text:p text:style-name="P21">Dataset</text:p>
      <text:p text:style-name="P22">Amazon Reviews Dataset (Kaggle – publicly available)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AU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AU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AU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AU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A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11-25T18:54:00Z</meta:creation-date>
    <dc:date>2025-11-25T18:55:00Z</dc:date>
    <meta:template xlink:href="Normal" xlink:type="simple"/>
    <meta:editing-cycles>1</meta:editing-cycles>
    <meta:editing-duration>PT60S</meta:editing-duration>
    <meta:user-defined meta:name="GrammarlyDocumentId">3023b537-45b7-4f83-95ca-8c4b49a14afa</meta:user-defined>
    <meta:document-statistic meta:page-count="1" meta:paragraph-count="12" meta:word-count="73" meta:character-count="517" meta:row-count="13" meta:non-whitespace-character-count="456"/>
  </office:meta>
</office:document-meta>
</file>